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6af" officeooo:paragraph-rsid="0002a6af"/>
    </style:style>
    <style:style style:name="P2" style:family="paragraph" style:parent-style-name="Standard">
      <style:paragraph-properties fo:text-align="center" style:justify-single-word="false"/>
      <style:text-properties officeooo:rsid="0002a6af" officeooo:paragraph-rsid="0002a6af"/>
    </style:style>
    <style:style style:name="P3" style:family="paragraph" style:parent-style-name="Standard" style:list-style-name="L1">
      <style:text-properties officeooo:rsid="0002a6af" officeooo:paragraph-rsid="0002a6af"/>
    </style:style>
    <style:style style:name="P4" style:family="paragraph" style:parent-style-name="Standard" style:list-style-name="L1">
      <style:text-properties officeooo:rsid="0002a6af" officeooo:paragraph-rsid="00046bf1"/>
    </style:style>
    <style:style style:name="P5" style:family="paragraph" style:parent-style-name="Standard">
      <style:text-properties officeooo:rsid="00046bf1" officeooo:paragraph-rsid="00046bf1"/>
    </style:style>
    <style:style style:name="P6" style:family="paragraph" style:parent-style-name="Standard" style:list-style-name="L1">
      <style:text-properties officeooo:rsid="00046bf1" officeooo:paragraph-rsid="00046bf1"/>
    </style:style>
    <style:style style:name="P7" style:family="paragraph" style:parent-style-name="Standard" style:list-style-name="L2">
      <style:text-properties officeooo:rsid="00046bf1" officeooo:paragraph-rsid="00046bf1"/>
    </style:style>
    <style:style style:name="P8" style:family="paragraph" style:parent-style-name="Standard" style:list-style-name="L3">
      <style:text-properties officeooo:rsid="00046bf1" officeooo:paragraph-rsid="00046bf1"/>
    </style:style>
    <style:style style:name="P9" style:family="paragraph" style:parent-style-name="Standard">
      <style:text-properties officeooo:rsid="0004e921" officeooo:paragraph-rsid="0004e921"/>
    </style:style>
    <style:style style:name="P10" style:family="paragraph" style:parent-style-name="Standard">
      <style:text-properties officeooo:rsid="00060da9" officeooo:paragraph-rsid="00060da9"/>
    </style:style>
    <style:style style:name="P11" style:family="paragraph" style:parent-style-name="Standard">
      <style:text-properties officeooo:rsid="0007df27" officeooo:paragraph-rsid="00060da9"/>
    </style:style>
    <style:style style:name="P12" style:family="paragraph" style:parent-style-name="Standard">
      <style:text-properties officeooo:rsid="0007df27" officeooo:paragraph-rsid="0007df27"/>
    </style:style>
    <style:style style:name="P13" style:family="paragraph" style:parent-style-name="Standard">
      <style:text-properties officeooo:rsid="00080230" officeooo:paragraph-rsid="00080230"/>
    </style:style>
    <style:style style:name="P14" style:family="paragraph" style:parent-style-name="Standard">
      <style:text-properties officeooo:rsid="000880cb" officeooo:paragraph-rsid="000880cb"/>
    </style:style>
    <style:style style:name="P15" style:family="paragraph" style:parent-style-name="Standard">
      <style:text-properties officeooo:rsid="0009e508" officeooo:paragraph-rsid="0009e508"/>
    </style:style>
    <style:style style:name="P16" style:family="paragraph" style:parent-style-name="Standard">
      <style:text-properties officeooo:rsid="000b4a46" officeooo:paragraph-rsid="000b4a46"/>
    </style:style>
    <style:style style:name="P17" style:family="paragraph" style:parent-style-name="Standard">
      <style:text-properties officeooo:rsid="000c39d2" officeooo:paragraph-rsid="000c39d2"/>
    </style:style>
    <style:style style:name="P18" style:family="paragraph" style:parent-style-name="Standard">
      <style:text-properties officeooo:rsid="000ef71c" officeooo:paragraph-rsid="000ef71c"/>
    </style:style>
    <style:style style:name="P19" style:family="paragraph" style:parent-style-name="Standard">
      <style:text-properties officeooo:rsid="000f7902" officeooo:paragraph-rsid="000f7902"/>
    </style:style>
    <style:style style:name="P20" style:family="paragraph" style:parent-style-name="Standard">
      <style:text-properties officeooo:rsid="0013500d" officeooo:paragraph-rsid="0013500d"/>
    </style:style>
    <style:style style:name="P21" style:family="paragraph" style:parent-style-name="Standard">
      <style:text-properties officeooo:rsid="0014500e" officeooo:paragraph-rsid="0014500e"/>
    </style:style>
    <style:style style:name="P22" style:family="paragraph" style:parent-style-name="Standard">
      <style:text-properties officeooo:rsid="00161d1c" officeooo:paragraph-rsid="00161d1c"/>
    </style:style>
    <style:style style:name="P23" style:family="paragraph" style:parent-style-name="Standard">
      <style:text-properties officeooo:rsid="001700a4" officeooo:paragraph-rsid="001700a4"/>
    </style:style>
    <style:style style:name="P24" style:family="paragraph" style:parent-style-name="Standard">
      <style:text-properties officeooo:rsid="0017a6a8" officeooo:paragraph-rsid="0017a6a8"/>
    </style:style>
    <style:style style:name="P25" style:family="paragraph" style:parent-style-name="Standard">
      <style:text-properties officeooo:rsid="0017f0fb" officeooo:paragraph-rsid="0017f0fb"/>
    </style:style>
    <style:style style:name="P26" style:family="paragraph" style:parent-style-name="Standard">
      <style:text-properties officeooo:rsid="001939f7" officeooo:paragraph-rsid="001939f7"/>
    </style:style>
    <style:style style:name="P27" style:family="paragraph" style:parent-style-name="Standard">
      <style:text-properties officeooo:rsid="001bb4c6" officeooo:paragraph-rsid="001bb4c6"/>
    </style:style>
    <style:style style:name="P28" style:family="paragraph" style:parent-style-name="Standard">
      <style:text-properties officeooo:rsid="001bf03b" officeooo:paragraph-rsid="001bf03b"/>
    </style:style>
    <style:style style:name="P29" style:family="paragraph" style:parent-style-name="Standard">
      <style:text-properties officeooo:rsid="001c80a0" officeooo:paragraph-rsid="001c80a0"/>
    </style:style>
    <style:style style:name="P30" style:family="paragraph" style:parent-style-name="Standard">
      <style:text-properties officeooo:rsid="001c80a0" officeooo:paragraph-rsid="001cf09b"/>
    </style:style>
    <style:style style:name="P31" style:family="paragraph" style:parent-style-name="Standard">
      <style:text-properties officeooo:rsid="00215a34" officeooo:paragraph-rsid="00215a34"/>
    </style:style>
    <style:style style:name="P32" style:family="paragraph" style:parent-style-name="Standard">
      <style:text-properties officeooo:rsid="0021b7d4" officeooo:paragraph-rsid="0021b7d4"/>
    </style:style>
    <style:style style:name="P33" style:family="paragraph" style:parent-style-name="Standard">
      <style:text-properties officeooo:rsid="0023a78f" officeooo:paragraph-rsid="0023a78f"/>
    </style:style>
    <style:style style:name="P34" style:family="paragraph" style:parent-style-name="Standard" style:list-style-name="L5">
      <style:text-properties officeooo:rsid="0023a78f" officeooo:paragraph-rsid="0023a78f"/>
    </style:style>
    <style:style style:name="P35" style:family="paragraph" style:parent-style-name="Standard">
      <style:text-properties officeooo:rsid="002450db" officeooo:paragraph-rsid="002450db"/>
    </style:style>
    <style:style style:name="P36" style:family="paragraph" style:parent-style-name="Text_20_body">
      <style:text-properties officeooo:rsid="0024a938" officeooo:paragraph-rsid="0024a938"/>
    </style:style>
    <style:style style:name="P37" style:family="paragraph" style:parent-style-name="Text_20_body">
      <style:text-properties officeooo:rsid="0024bf3e" officeooo:paragraph-rsid="0024bf3e"/>
    </style:style>
    <style:style style:name="P38" style:family="paragraph" style:parent-style-name="Text_20_body">
      <style:text-properties officeooo:rsid="0026200f" officeooo:paragraph-rsid="0026200f"/>
    </style:style>
    <style:style style:name="P39" style:family="paragraph" style:parent-style-name="Text_20_body">
      <style:text-properties officeooo:rsid="00274efe" officeooo:paragraph-rsid="0026200f"/>
    </style:style>
    <style:style style:name="P40" style:family="paragraph" style:parent-style-name="Text_20_body">
      <style:text-properties officeooo:rsid="00278346" officeooo:paragraph-rsid="00278346"/>
    </style:style>
    <style:style style:name="P41" style:family="paragraph" style:parent-style-name="Text_20_body">
      <style:text-properties officeooo:rsid="00293ded" officeooo:paragraph-rsid="00293ded"/>
    </style:style>
    <style:style style:name="T1" style:family="text">
      <style:text-properties officeooo:rsid="00046bf1"/>
    </style:style>
    <style:style style:name="T2" style:family="text">
      <style:text-properties officeooo:rsid="0004e921"/>
    </style:style>
    <style:style style:name="T3" style:family="text">
      <style:text-properties fo:font-weight="bold" style:font-weight-asian="bold" style:font-weight-complex="bold"/>
    </style:style>
    <style:style style:name="T4" style:family="text">
      <style:text-properties fo:font-weight="bold" officeooo:rsid="001939f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e723" style:font-weight-asian="normal" style:font-weight-complex="normal"/>
    </style:style>
    <style:style style:name="T7" style:family="text">
      <style:text-properties fo:font-weight="normal" officeooo:rsid="001cf09b" style:font-weight-asian="normal" style:font-weight-complex="normal"/>
    </style:style>
    <style:style style:name="T8" style:family="text">
      <style:text-properties fo:font-weight="normal" officeooo:rsid="0021b7d4" style:font-weight-asian="normal" style:font-weight-complex="normal"/>
    </style:style>
    <style:style style:name="T9" style:family="text">
      <style:text-properties fo:font-weight="normal" officeooo:rsid="002450db" style:font-weight-asian="normal" style:font-weight-complex="normal"/>
    </style:style>
    <style:style style:name="T10" style:family="text">
      <style:text-properties fo:font-weight="normal" officeooo:rsid="00293ded" style:font-weight-asian="normal" style:font-weight-complex="normal"/>
    </style:style>
    <style:style style:name="T11" style:family="text">
      <style:text-properties officeooo:rsid="000880cb"/>
    </style:style>
    <style:style style:name="T12" style:family="text">
      <style:text-properties officeooo:rsid="000d5b07"/>
    </style:style>
    <style:style style:name="T13" style:family="text">
      <style:text-properties officeooo:rsid="0010a62e"/>
    </style:style>
    <style:style style:name="T14" style:family="text">
      <style:text-properties officeooo:rsid="00161d1c"/>
    </style:style>
    <style:style style:name="T15" style:family="text">
      <style:text-properties officeooo:rsid="0017f0fb"/>
    </style:style>
    <style:style style:name="T16" style:family="text">
      <style:text-properties officeooo:rsid="001939f7"/>
    </style:style>
    <style:style style:name="T1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tadonnées</text:p>
      <text:p text:style-name="Subtitle">Structurer les informations numériques</text:p>
      <text:p text:style-name="Standard"/>
      <text:p text:style-name="Subtitle">Muriel Foulonneau</text:p>
      <text:p text:style-name="P2">muriel.foulonneau@gmail.com</text:p>
      <text:p text:style-name="P1"/>
      <text:p text:style-name="P1">- a travaillé au CNRS sur publications scientifiques</text:p>
      <text:p text:style-name="P1">- a travaillé au Luxembourg dans un institut de recherche publication</text:p>
      <text:p text:style-name="P1">- a travaillé aux États-Unis dans une université sur de la congrégation de données</text:p>
      <text:p text:style-name="P1">- a travaillé au ministère de la culture bibliothèques//archives</text:p>
      <text:p text:style-name="P1">- travaille pour Amazon sur un projet d’assistant domestique</text:p>
      <text:p text:style-name="P1">→ il y a beaucoup d’usage différents des métadonnées</text:p>
      <text:p text:style-name="P1"/>
      <text:h text:style-name="Heading_20_1" text:outline-level="1">Qu’est-ce qu’une métadonnée ? Quelle est la différence entre une donnée et une métadonnée ?</text:h>
      <text:p text:style-name="P1">Les métadonnées sont des données structurées liées à une ressource. Cette structuration peut être sémantique ; on peut aussi structur<text:span text:style-name="T1">er</text:span> sur des valeurs. </text:p>
      <text:p text:style-name="P1"/>
      <text:p text:style-name="P1">Avant tout, une <text:span text:style-name="T1">métadonnée</text:span> est une donnée. On peut avoir des <text:span text:style-name="T1">métadonnées</text:span> sur des données. </text:p>
      <text:p text:style-name="P1">Il peut s’agir d’une relation que quelqu’un considère qu’il existe entre deux <text:span text:style-name="T1">entités</text:span> (indecs).</text:p>
      <text:p text:style-name="P1">Elles peuvent être des données qui évitent à l’utilisateur (humain ou machine) de connaître préalablement l’existence ou les caractéristiques complètes d’une des choses potentiellement intéressante (L. Dempsey) → exemple de boites de conserve dans une magasin (les étiquettes permettent de ne pas avoir à ouvrir chaque boite de conserve pour savoir ce qu’il y a dedans). </text:p>
      <text:p text:style-name="P1"/>
      <text:h text:style-name="Heading_20_2" text:outline-level="2">Scénario d’usage de métadonnées :</text:h>
      <text:p text:style-name="P1">- bibliographie (structuré : auteur, titre, revue, volume, etc.) → des données qu’on retrouve partout mais toujours dans le même ordre. Avec des métadonnées on peut <text:span text:style-name="T1">réagencer comme on veut, présenter comme on veut.</text:span></text:p>
      <text:list xml:id="list5001347746787989170" text:style-name="L1">
        <text:list-item>
          <text:p text:style-name="P3"><text:span text:style-name="T1">Google scholar ; eportal : zotero (Zotero importe les métadonnées dans son outil)</text:span></text:p>
        </text:list-item>
        <text:list-item>
          <text:p text:style-name="P4"><text:span text:style-name="T1">Base Joconde : des champs qui sont remplis, une mise en forme/un code de représentation qui réutilise les informations qui sont contenues dans la base.</text:span></text:p>
          <text:p text:style-name="P4"><text:a xlink:type="simple" xlink:href="https://fr.wikipedia.org/wiki/Resource_Description_Framework" text:style-name="Internet_20_link" text:visited-style-name="Visited_20_Internet_20_Link"><text:span text:style-name="T1">https://fr.wikipedia.org/wiki/Resource_Description_Framework</text:span></text:a><text:span text:style-name="T1"> </text:span></text:p>
        </text:list-item>
        <text:list-item>
          <text:p text:style-name="P6">Google maps</text:p>
        </text:list-item>
        <text:list-item>
          <text:p text:style-name="P6">base vidéo de l’INA (information sur les vidéos, etc)</text:p>
        </text:list-item>
      </text:list>
      <text:p text:style-name="P5">- métadonnées attachées à des concepts abstraits</text:p>
      <text:list xml:id="list8097498394276029733" text:style-name="L2">
        <text:list-item>
          <text:p text:style-name="P7">pages jaunes (en gros, un magasin) ; </text:p>
        </text:list-item>
        <text:list-item>
          <text:p text:style-name="P7">linkedin (des métadonnées sur internet pour une chose qui n’existe sur internet que par sa représentation de données). </text:p>
        </text:list-item>
        <text:list-item>
          <text:p text:style-name="P7">Page numérisée (des métadonnées de structuration, ex : la pagination)</text:p>
        </text:list-item>
        <text:list-item>
          <text:p text:style-name="P7">periodique électronique (métadonnées sur la revue elle-même, metadonnées de structuration egalement (agencement des articles et table des matieres par ex))</text:p>
        </text:list-item>
        <text:list-item>
          <text:p text:style-name="P7"><text:soft-page-break/>Googlebooks : on peut définir une zone d’image <text:span text:style-name="T2">(add-on) : permet d’avoir une url exacte qui identifie cette zone : coordonnées de l’image par rapport à l’image. Ces coordonnées sont des metadonnées de structure unique qui identifie ce passage.</text:span></text:p>
        </text:list-item>
      </text:list>
      <text:p text:style-name="P5">- <text:span text:style-name="T2">metadonnées administratives</text:span></text:p>
      <text:list xml:id="list681696603198115350" text:style-name="L3">
        <text:list-item>
          <text:p text:style-name="P8"><text:span text:style-name="T2">sur mon ordinateur : type de fichier, nom, etc</text:span></text:p>
        </text:list-item>
        <text:list-item>
          <text:p text:style-name="P8">→<text:span text:style-name="T2"> les métadonnées on ne les trouve pas seulement sur internet.</text:span></text:p>
        </text:list-item>
      </text:list>
      <text:p text:style-name="P5"/>
      <text:h text:style-name="Heading_20_2" text:outline-level="2">Qui crée des métadonnées ?</text:h>
      <text:p text:style-name="P9">- des professionnels</text:p>
      <text:p text:style-name="P9">- des utilisateurs au quotidien</text:p>
      <text:p text:style-name="P9">- des machines qui permettent l’extraction automatique de métadonnées</text:p>
      <text:p text:style-name="P9"/>
      <text:p text:style-name="P9">Où elles sont mises ?</text:p>
      <text:p text:style-name="P10">Interne : ex dans les pages web, même quand elles ne sont pas visibles par l’humain.</text:p>
      <text:p text:style-name="P10">Externe : dans des catalogues (ex sur des choses qui n’existent pas dans l’environnement numérique), des enregistrements XML (avec un lien vers la ressource). </text:p>
      <text:p text:style-name="P10">Intégrées : … (rdf?)</text:p>
      <text:p text:style-name="P10"/>
      <text:p text:style-name="P10">métadonnées descriptive : ne sont pas sujettes à des interprétation subjective</text:p>
      <text:p text:style-name="P10">metadonnées interpretative : dépendent en partie de l’interpretation du/de la catalogueur/se. Ce sont des données un peu plus difficile à prédire</text:p>
      <text:p text:style-name="P10">metadonnées contextuelle : info historiques</text:p>
      <text:p text:style-name="P10">metadonnées administratives : droits d’auteur, etc.</text:p>
      <text:p text:style-name="P10">→ différents types de MD qui ne sont pas forcément données par la même personne.</text:p>
      <text:p text:style-name="P10"><text:s/></text:p>
      <text:p text:style-name="P10">Fonctions utilisateur :</text:p>
      <text:p text:style-name="P10">- retrouver, identifier, obtenir, sélectionner, grouper, interpréter…</text:p>
      <text:p text:style-name="P10">→ les données sont groupées en fonction des fonctions qu’on veut pouvoir utiliser.</text:p>
      <text:p text:style-name="P11"/>
      <text:p text:style-name="P12">Quand on développe un outil, comme par exemple un outil d’enregistrement bibliographique, on a des fonctions utilisateur en tête. Par exemple dans un catalogue bibliographique, il faut pouvoir rechercher (trouver), sélectionner, obtenir et identifier une entrée dans le catalogue. </text:p>
      <text:p text:style-name="P12"/>
      <text:p text:style-name="P13">Usages : </text:p>
      <text:p text:style-name="P13">- gérer, interpreter, retrouver, conserver, définir les droits et les conditions d’utilisation ; décrire la structurer</text:p>
      <text:p text:style-name="P13"/>
      <text:p text:style-name="P13">Il y a débat sur le nombre exact de MD, mais 3 cat ppales : </text:p>
      <text:p text:style-name="P13">- administratives</text:p>
      <text:p text:style-name="P13">- structurelles</text:p>
      <text:p text:style-name="P13">- descriptives</text:p>
      <text:p text:style-name="P13"/>
      <text:h text:style-name="Heading_20_2" text:outline-level="2">Les formats de métadonnées</text:h>
      <text:p text:style-name="P13">On a des <text:span text:style-name="T3">éléments</text:span>, qui définissent une dimension sémantiques. On a un <text:span text:style-name="T3">encodage</text:span><text:span text:style-name="T5"> qui définit une syntaxe. On définit des </text:span><text:span text:style-name="T3">règles </text:span><text:span text:style-name="T5">: pour quoi faire, pour quel type d’objets, les éléments obligatoires et optionnels, répétables ou non, permet de guider l’encodeur.</text:span></text:p>
      <text:p text:style-name="P13"><text:span text:style-name="T5"/></text:p>
      <text:h text:style-name="Heading_20_1" text:outline-level="1"><text:soft-page-break/>Exemple de formats :</text:h>
      <text:p text:style-name="P13"><text:span text:style-name="T5">Formats standardisé : MARC (bibliothèques), EAD (archives), MODS (bibliothèques), Dublin Core (universel), LOM (Learning Object Metadata), MPEG7...</text:span></text:p>
      <text:p text:style-name="P13"><text:span text:style-name="T5">Mais la plupart des gens n’utilisent pas des formats standards mais des formats qu’ils définissent eux-mêmes. </text:span><text:s/>Dépend des besoins et de l’environnement informatique. </text:p>
      <text:p text:style-name="P13"/>
      <text:p text:style-name="P13">Un format peut prendre plusieurs formes : <text:span text:style-name="T11">un texte, une DTD, un schéma XML (XSD, RelaxNG)…</text:span></text:p>
      <text:p text:style-name="P14">Il n’y a donc pas seulement une manière d’exprimer un format.</text:p>
      <text:p text:style-name="P14"/>
      <text:h text:style-name="Heading_20_2" text:outline-level="2">Dublin Core</text:h>
      <text:p text:style-name="P14">Il y a 15 éléments, divisé en différentes catégories. Ce qui est difficile avec DublinCore, c’est qu’on manque de règles, il n’y a pas de liste de données. </text:p>
      <text:p text:style-name="P14">Principes de bases : aucun élément n’est obligatoire, tous les éléments sont répétables, principe de 1 à 1 (un principe qui a été repris dans le web sémantique : exemple de notice sur la joconde peinture/image numérique : on fait des données sur un élément (la peinture) d’une part, sur l’image numérique d’autre part, puis on peut les lier). </text:p>
      <text:p text:style-name="P15">Le principe de 1 à 1 est très complexe a appliquer dans les missions de tous les jours : pose des problèmes de modélisation ; ce sont des questions qu’il faut se poser tout le temps. </text:p>
      <text:p text:style-name="P15"/>
      <text:p text:style-name="P15">Outre les 15 éléments de bases, il existe des qualificatifs, qui permettent de définir des niveaux de granularités plus fins (ex : Date → created, modified, available… /// au moment où la communauté DC s’est penchées sur les ressources éducatives, on a ajouté un élément de premier niveau : Audience ; et quelques autres). Il y a également des identifiants de terminologie et syntaxes (par exemple des normes ISO ou des normes du W3C (DTF) pour des dates). On a aussi créé une terminologie (DCMIType : notamment pour définir le type des objets). </text:p>
      <text:p text:style-name="P15"/>
      <text:h text:style-name="Heading_20_3" text:outline-level="3">Un profil d’application</text:h>
      <text:p text:style-name="P16">Mix and match : permet de faire appel à un autre format de MD au sein d’un format principal.</text:p>
      <text:p text:style-name="P16">La réutilisation d’un espace de nom n’est pas toujours pertinente : si une institution ou organisme n’est pas stable, c’est-à-dire pas assuré d’être toujours là dans 6 mois, ou bien pas assuré qu’il ne changera pas sa définition dans 6 mois, ou bien parce que sa réputation n’est pas compatible avec le projet (laïcité, crédibilité, etc). → choses à prendre en compte quand on souhaite réutiliser un modèle. </text:p>
      <text:p text:style-name="P16"/>
      <text:h text:style-name="Heading_20_2" text:outline-level="2">Le MARC</text:h>
      <text:p text:style-name="P17"/>
      <text:p text:style-name="P17">Utilise des codes qui font références à des champs spécifiques. <text:span text:style-name="T12">Plus de 900 codes possibles. Réflexion sur l’utilisation de ces champs et les pratiques de catalogage en MARC : pour réfléchir à la manière dont ils sont appliqués. </text:span></text:p>
      <text:p text:style-name="P17"/>
      <text:h text:style-name="Heading_20_2" text:outline-level="2">Le MODS</text:h>
      <text:p text:style-name="P18">Plus précis que le Dublin Core, mais moins contraignant que le MARC : une version simplifiée du MARC, avec des noms de champ lisibles par l’être humain. Le MODS a été développé par la Library of Congress. Ref à MARC 21 (qui est le MARC américano-canadien ≠ du MARC français).</text:p>
      <text:p text:style-name="P18"/>
      <text:h text:style-name="Heading_20_2" text:outline-level="2"><text:soft-page-break/>Le LOM</text:h>
      <text:p text:style-name="P18">Créé aux USA pour un monde plutôt anglo-saxons, mais qui ne satisfait pas tout le monde. Donc il existe une autre version de LOM mais celle-ci est encore contestée parce que définit façon top-down (donc sans concertation avec la base). (IMS Global). Structure atomisée : des éléments pour décrire différents niveaux. </text:p>
      <text:p text:style-name="P18"/>
      <text:h text:style-name="Heading_20_2" text:outline-level="2">L’EAD</text:h>
      <text:p text:style-name="P19">Aussi maintenu par la Library of Congress. Pas uniquement des MD mais en contient. Une forme de classement et d’organisation. <text:span text:style-name="T13">C’est à la fois des MD et des données tout simplement, parce qu’il y a un savoir scientifique derrière la création d’une partie du contenu d’un encodage EAD. </text:span></text:p>
      <text:p text:style-name="P19"/>
      <text:h text:style-name="Heading_20_2" text:outline-level="2">La TEI</text:h>
      <text:p text:style-name="P20">A la fois des MD dans l’en-tête.</text:p>
      <text:p text:style-name="P20"/>
      <text:h text:style-name="Heading_20_2" text:outline-level="2">METS</text:h>
      <text:p text:style-name="P20">MetaData Encoding and Transmission Standard. Conçu par la Library of Congress. Ce sont des MD de structure. On définit la structure avec des sections d’un fichier, et dans ces sections, on a des MD descriptive (du DC ou du MARC par exemple). </text:p>
      <text:p text:style-name="P20"/>
      <text:p text:style-name="P20"/>
      <text:h text:style-name="Heading_20_2" text:outline-level="2">Il y a d’autres types de formats sur le web :</text:h>
      <text:p text:style-name="P21">FOAF Friend of a Friend (plus vraiment utilisé maintenant). → créer des relations entre des personnes, identifier des personnes sur des photos.</text:p>
      <text:p text:style-name="P21">PREMIS (PREservation Metadata Implementation Strategies) → gérer le cycle de vie et le cycle de conservation d’un document. </text:p>
      <text:p text:style-name="P21">DDI (Data Documentation Initiative) : permet la gestion de données et de métadonnées sur des enquêtes (surveys). <text:span text:style-name="T14">DDI permet de donner les données de l’enquête elle-même et de sa structure, mais aussi des MD sur le contexte de l’enquête.</text:span></text:p>
      <text:p text:style-name="P22">VRACore : (Visual Resources Association) : n’est plus utilisée. </text:p>
      <text:p text:style-name="P23">TV-Anytime : contexte de show télévisé. </text:p>
      <text:p text:style-name="P21"/>
      <text:p text:style-name="P21"/>
      <text:h text:style-name="Heading_20_1" text:outline-level="1">Les terminologies</text:h>
      <text:p text:style-name="P24">Permet d’intégrer des synonymes de recherche, permet aussi d’élargir des recherches. Permet aussi de naviguer d’une catégorie à l’autre, et de représenter des ressources. </text:p>
      <text:p text:style-name="P24"/>
      <text:p text:style-name="P24">Les vocabulaires contrôlés</text:p>
      <text:p text:style-name="P24">Ils servent à réduire l’ambiguïté du langage naturel (on l’appauvrit) lorsque l’on décrit et recherche des informations. Il est composé de termes utilisés pour représenter un concept.</text:p>
      <text:p text:style-name="P24">Problème : les terme olographes, etc.</text:p>
      <text:p text:style-name="P24"/>
      <text:p text:style-name="P24">Il y a plusieurs outils pour générer des vocabulaires contrôlés : </text:p>
      <text:p text:style-name="P24">- des dictionnaires (rep de manière alphabetique)</text:p>
      <text:p text:style-name="P24">- des glossaires (listes de termes avec def)</text:p>
      <text:p text:style-name="P24"><text:soft-page-break/>- des fichiers d’autorité (comprennent les variantes d’un nom)</text:p>
      <text:p text:style-name="P24">- gazetteurs</text:p>
      <text:p text:style-name="P24">- …</text:p>
      <text:p text:style-name="P24"/>
      <text:p text:style-name="P24">Une <text:span text:style-name="T3">taxonomie</text:span> est une orga hiérarchie de catégorie, généralement utilisée pour classifier. <text:span text:style-name="T16">N’a qu’une seule relation : un mammifère est un sous ensemble d’animal. </text:span></text:p>
      <text:p text:style-name="P24"/>
      <text:p text:style-name="P24">Des <text:span text:style-name="T3">autorités sujets</text:span> sont des listes contrôlées de sujets (LCSH, RAMEAU, MeSH). <text:span text:style-name="T15">Ces autorités permettent souvent des compositions.</text:span></text:p>
      <text:p text:style-name="P25"/>
      <text:p text:style-name="P25">Un <text:span text:style-name="T4">t</text:span><text:span text:style-name="T3">h</text:span><text:span text:style-name="T4">é</text:span><text:span text:style-name="T3">saurus</text:span> est un ensemble limité de relation entre les termes (donne des équivalences, une hiérarchie et des relations d’associations générique (ex : voir aussi)). <text:span text:style-name="T16">A 3 types de relation (hierarchique, association et équivalence). </text:span></text:p>
      <text:p text:style-name="P26"/>
      <text:p text:style-name="P26">Les <text:span text:style-name="T3">systèmes de classifications</text:span> sont similaire à des taxonomies. Visent à l’exhausitivité. Utilisent des facettes. <text:a xlink:type="simple" xlink:href="https://fr.wikipedia.org/wiki/Classification_à_facettes" text:style-name="Internet_20_link" text:visited-style-name="Visited_20_Internet_20_Link">https://fr.wikipedia.org/wiki/Classification_%C3%A0_facettes</text:a></text:p>
      <text:p text:style-name="P26"/>
      <text:p text:style-name="P26">Les <text:span text:style-name="T3">bases lexicales</text:span>.</text:p>
      <text:p text:style-name="P26"/>
      <text:p text:style-name="P26">Les <text:span text:style-name="T3">ontologies</text:span> : modélisation d’un domaine avec des classes, des instances, des attributs, des sous-classes, et de nombreuses relations spécifiques. </text:p>
      <text:p text:style-name="P26"/>
      <text:p text:style-name="P27"><text:span text:style-name="T3">Folksonomies </text:span>: pour l’indexation par une communauté d’utilisateur : utilisent initialement des tags pour créer des metadonnées sans vocabulaire contrôlé. Permet de définir un vocabulaire contrôlé <text:span text:style-name="T17">a posteriori</text:span>. Une approche bottom-up ; permet d’avoir une terminologie plus intuitive. </text:p>
      <text:p text:style-name="P27"/>
      <text:p text:style-name="P28"><text:span text:style-name="T3">SKOS : Simple Knowledge Organisation System</text:span> : ce sont des thésaurus avec un langage différent de RDF et des données sémantiques (mais compatible avec) et qui exprime des relations entre des termes et des concepts (3 types de relation). Pour chaque concept, on a un label préféré (ce avec quoi on va le désigner, il n’en a qu’un par langue, même s’il peut avoir des labels alternatifs ou des labels hidden (ex le même label avec une faute d’orthographe)). Tout thésaurus est « SKOSifiable » (cf <text:a xlink:type="simple" xlink:href="https://fr.wikipedia.org/wiki/Web_des_données" text:style-name="Internet_20_link" text:visited-style-name="Visited_20_Internet_20_Link"><text:span text:style-name="T5">https://fr.wikipedia.org/wiki/Web_des_donn%C3%A9es</text:span></text:a><text:span text:style-name="T5"> et </text:span><text:a xlink:type="simple" xlink:href="https://en.wikipedia.org/wiki/Linked_data" text:style-name="Internet_20_link" text:visited-style-name="Visited_20_Internet_20_Link"><text:span text:style-name="T5">https://en.wikipedia.org/wiki/Linked_data</text:span></text:a><text:span text:style-name="T5"> ).</text:span></text:p>
      <text:p text:style-name="P28"><text:span text:style-name="T5">On a des labels, et des relations sémantiques (broader, narrower). </text:span></text:p>
      <text:p text:style-name="P28"><text:span text:style-name="T5"/></text:p>
      <text:p text:style-name="P28"><text:span text:style-name="T5"/></text:p>
      <text:p text:style-name="Subtitle">Manipuler des informations </text:p>
      <text:p text:style-name="P29"><text:span text:style-name="T5"/></text:p>
      <text:p text:style-name="P29"><text:span text:style-name="T5">Exercice : Retrouver les éléments DublinCore d’un page web :</text:span></text:p>
      <text:p text:style-name="P29"><text:span text:style-name="T5">date : 4 novembre 2017 à 22:21:27 UTC+1</text:span></text:p>
      <text:p text:style-name="P29"><text:span text:style-name="T5">type : text/html</text:span></text:p>
      <text:p text:style-name="P29"><text:span text:style-name="T5">description : page web proposant une définition des linked data en anglais.</text:span></text:p>
      <text:p text:style-name="P30"><text:span text:style-name="T5">Identifier : </text:span><text:span text:style-name="T7">https://en.wikipedia.org/wiki/Linked_data</text:span></text:p>
      <text:p text:style-name="P29"><text:span text:style-name="T5">Title : Linked data – Wikipedia</text:span></text:p>
      <text:p text:style-name="P29"><text:span text:style-name="T5">Language : anglais</text:span></text:p>
      <text:p text:style-name="P29"><text:span text:style-name="T5">Publisher : Wikipedia (?)</text:span></text:p>
      <text:p text:style-name="P29"><text:span text:style-name="T5">Rights : License Creative Commons</text:span></text:p>
      <text:p text:style-name="P29"><text:span text:style-name="T5">Subject : web données</text:span></text:p>
      <text:p text:style-name="P29"><text:span text:style-name="T5"/></text:p>
      <text:p text:style-name="P29"><text:soft-page-break/><text:span text:style-name="T5">→</text:span><text:span text:style-name="T6"> on peut faire son propre set de métadonnées : et par exemple mettre un titre différent (linked data). </text:span><text:span text:style-name="T7">Puisqu’on peut ne pas être d’accord avec les MD des créateurs de la page. Pour une page web, on peut mettre plusieurs identifiant, dont nécessairement l’url de la page. </text:span></text:p>
      <text:p text:style-name="P29"><text:span text:style-name="T7"/></text:p>
      <text:p text:style-name="P31"><text:span text:style-name="T8">L’attribut </text:span><text:span text:style-name="T5">xmln</text:span><text:span text:style-name="T8">s</text:span><text:span text:style-name="T5"> en xml permet d’attribuer des « namespaces »</text:span></text:p>
      <text:p text:style-name="P31"><text:span text:style-name="T5"/></text:p>
      <text:p text:style-name="P31"><text:span text:style-name="T5"/></text:p>
      <text:p text:style-name="P32"><text:span text:style-name="T5">Mapping : transformation de MD d’un format à un autre.</text:span></text:p>
      <text:p text:style-name="P32"><text:span text:style-name="T5"/></text:p>
      <text:p text:style-name="P33"><text:span text:style-name="T5">Plusieurs stratégie de création de MD : </text:span></text:p>
      <text:list xml:id="list2627484970596487401" text:style-name="L5">
        <text:list-item>
          <text:p text:style-name="P34"><text:span text:style-name="T5">automatisation (faire créer des informations par les machines (ex scanner, appareils photos : créent des métadonnées sur la résolution, la date, le format, etc)).</text:span></text:p>
        </text:list-item>
        <text:list-item>
          <text:p text:style-name="P34"><text:span text:style-name="T5">faire appel aux utilisateur avec le web 2.0 (crowdsourcing?)</text:span></text:p>
        </text:list-item>
        <text:list-item>
          <text:p text:style-name="P34"><text:span text:style-name="T5">réutilisation des informations (d’où la nécessité d’avoir des standards ; et modèliser des systèmes d’infération d’information ex : si c’est un format jpg le type est certainement une image, etc).</text:span></text:p>
        </text:list-item>
      </text:list>
      <text:p text:style-name="P33"><text:span text:style-name="T5"/></text:p>
      <text:p text:style-name="P33"><text:span text:style-name="T5"/></text:p>
      <text:p text:style-name="P35"><text:span text:style-name="T5">Il y a des dangers liés aux métadonnées : la géolocalisation de photos par exemple permet à des braconniers de localiser des troupeau, etc. </text:span></text:p>
      <text:p text:style-name="P35"><text:span text:style-name="T5"/></text:p>
      <text:h text:style-name="Heading_20_1" text:outline-level="1">Interopérabilité des systèmes</text:h>
      <text:p text:style-name="P36"><text:span text:style-name="T9">C’</text:span><text:span text:style-name="T5">est être capable de lire des données, mais aussi de les interpréter. Il y a différentes catégories d’interopérabilité :</text:span></text:p>
      <text:p text:style-name="P36"><text:span text:style-name="T5">techniques (au niveau du matériel ex : souris Mac sur PC)</text:span></text:p>
      <text:p text:style-name="P36"><text:span text:style-name="T5">organisationnelle (connaître les responsabilités, les compétences, les règles, etc). </text:span></text:p>
      <text:p text:style-name="P36"><text:span text:style-name="T5">Documentaire (la granularité de l’objet, sémantique (date → c’est-à-dire ? de création ? de publication ? etc), linguistique, …)</text:span></text:p>
      <text:p text:style-name="P36"><text:span text:style-name="T5"/></text:p>
      <text:p text:style-name="P36"><text:span text:style-name="T5">Pour analyser le niveau d’interopérabilité de deux éléments, on définit des modèles d’interopérabilité qui permettent de représenter </text:span></text:p>
      <text:p text:style-name="P36"><text:span text:style-name="T5"/></text:p>
      <text:p text:style-name="P37"><text:span text:style-name="T5">OAI-PMH</text:span></text:p>
      <text:p text:style-name="P37"><text:a xlink:type="simple" xlink:href="https://fr.wikipedia.org/wiki/Open_Archives_Initiative_Protocol_for_Metadata_Harvesting" text:style-name="Internet_20_link" text:visited-style-name="Visited_20_Internet_20_Link"><text:span text:style-name="T5">https://fr.wikipedia.org/wiki/Open_Archives_Initiative_Protocol_for_Metadata_Harvesting</text:span></text:a></text:p>
      <text:p text:style-name="P37"><text:span text:style-name="T5">Il s’agit d’un protocole pour transférer et synchroniser de grandes masses de données. L’OAI divise le montre entre des fournisseurs de données et des fournisseurs de services. Par exemple, du coup, il y a des bibliothèques numériques et des bibliothèques physique : ça induit une certaine vision de l’organisation des choses. On ne part pas du principe que forcément ce sont les mêmes personnes. </text:span></text:p>
      <text:p text:style-name="P37"><text:span text:style-name="T5"/></text:p>
      <text:p text:style-name="P37"><text:soft-page-break/><text:span text:style-name="T5">On peut organiser les bases OAI en ensemble. Une même ressource peut appartenir à plusieurs ensembles. Ces bases permettent des « moissons collectives ». Les ressources peuvent être décrites en DC. </text:span></text:p>
      <text:p text:style-name="P37"><text:span text:style-name="T5">L’OAI est basé sur des standard le protocole HTTP, XML, …</text:span></text:p>
      <text:p text:style-name="P37"><text:span text:style-name="T5"/></text:p>
      <text:p text:style-name="P37"><text:span text:style-name="T5">OAI définit 6 verbes : </text:span></text:p>
      <text:p text:style-name="P37"><text:span text:style-name="T5">- identify</text:span></text:p>
      <text:p text:style-name="P37"><text:span text:style-name="T5">- listSets (cible l’ensemble des collections de MD qu’il va fournir)</text:span></text:p>
      <text:p text:style-name="P37"><text:span text:style-name="T5">- listRecords (pas bien compris la différence)</text:span></text:p>
      <text:p text:style-name="P37"><text:span text:style-name="T5">- listMetadataFormats</text:span></text:p>
      <text:p text:style-name="P37"><text:span text:style-name="T5">- listIdentifiers</text:span></text:p>
      <text:p text:style-name="P37"><text:span text:style-name="T5">- GetRecord</text:span></text:p>
      <text:p text:style-name="P37"><text:span text:style-name="T5">→ ce langage permet l’interopérabilité. </text:span></text:p>
      <text:p text:style-name="P37"><text:span text:style-name="T5"/></text:p>
      <text:p text:style-name="P38"><text:span text:style-name="T5">Évaluer la qualité des données :</text:span></text:p>
      <text:p text:style-name="P38"><text:span text:style-name="T5">- exhaustivité</text:span></text:p>
      <text:p text:style-name="P38"><text:span text:style-name="T5">- exactitude</text:span></text:p>
      <text:p text:style-name="P38"><text:span text:style-name="T5">- provenance</text:span></text:p>
      <text:p text:style-name="P38"><text:span text:style-name="T5">- conformité aux attentes</text:span></text:p>
      <text:p text:style-name="P38"><text:span text:style-name="T5">- cohérence et consistance logique</text:span></text:p>
      <text:p text:style-name="P38"><text:span text:style-name="T5">- pérennité</text:span></text:p>
      <text:p text:style-name="P38"><text:span text:style-name="T5">- accessibilité</text:span></text:p>
      <text:p text:style-name="P39"><text:span text:style-name="T5"/></text:p>
      <text:p text:style-name="P40"><text:span text:style-name="T5">Les métadonnées sont construites avec un objectif derrière. →</text:span><text:span text:style-name="T10"> toute réutilisation de données est erronée dans le sens où leur finalité change et qu’elles ne sont plus nécessairement adaptées. </text:span></text:p>
      <text:p text:style-name="P40"><text:span text:style-name="T10"/></text:p>
      <text:p text:style-name="P41"><text:span text:style-name="T5">Eventuel stage en Angleterre chez Amazon sur les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9:05:38.894836025</meta:creation-date>
    <dc:date>2017-11-20T13:12:20.084678130</dc:date>
    <meta:editing-duration>PT2H41M47S</meta:editing-duration>
    <meta:editing-cycles>34</meta:editing-cycles>
    <meta:generator>LibreOffice/5.1.6.2$Linux_X86_64 LibreOffice_project/10m0$Build-2</meta:generator>
    <meta:document-statistic meta:table-count="0" meta:image-count="0" meta:object-count="0" meta:page-count="7" meta:paragraph-count="156" meta:word-count="2285" meta:character-count="14617" meta:non-whitespace-character-count="12458"/>
  </office:meta>
</office:document-meta>
</file>